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LoaderTests.contextLoaderListenerWithLocalContextInitializ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textLoaderTests.contextLoaderWithCustom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textLoaderTests.contextLoaderWithInvalid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extLoaderTests.contextLoaderListenerWithProgrammaticAndGlobalInitializ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textLoaderTests.contextLoaderWithInvalid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textLoaderTests.contextLoaderListenerWithCustomizedContext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ntextLoaderTests.customizeContext( ServletContext sc , ConfigurableWebApplicationContext wa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WebContextInitializer.initialize( ConfigurableWeb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xtLoaderTests.refre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ContextInitializer.initialize( ConfigurableApplicationContext application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extLoaderTests.contextLoaderListenerWithDefaul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EnvApplicationContextInitializer.initialize( ConfigurableWeb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xtLoaderTests.contextLoaderListenerWithGlobalContextInitializ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nknownContextInitializer.initialize( Unknown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LoaderTests.contextLoaderListenerWithProgrammaticInitializ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textLoaderTests.contextLoaderListenerWithUnknownContextInit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textLoaderTests.classPathXml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textLoaderTests.contextLoaderWithDefaul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textLoaderTests.contextLoaderListenerWithProgrammaticAndLocalInitializ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textLoaderTests.registeredContextInitializerCanAccessServletContextParamsVia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textLoaderTests.contextLoaderListenerWithMixedContextInitializ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textLoaderTests.frameworkServletWithCustom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ContextInitializer.getProperty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LoaderTests.singletonDestructionOnStartupFailu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ntextLoaderTests.frameworkServletWithDefaul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